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ffa6" officeooo:paragraph-rsid="001bffa6"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bff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22nd</text:span> of <text:span text:style-name="T4">August</text:span> 202<text:span text:style-name="T5">3</text:span> under the <text:span text:style-name="T5">36th</text:span> PA Meeting.</text:p>
      <text:p text:style-name="P1"/>
      <text:p text:style-name="P1">The Assembly, recognising the current situation,</text:p>
      <text:p text:style-name="P1"/>
      <text:p text:style-name="P4">Constitutes the need to implement a People's Assembly (High Speed) Rail Authority.</text:p>
      <text:p text:style-name="P4">This organ would be run by the CotS and base most of their information off of the DKP. It would regulate standards and keep track of rail. It would regulate what rails would fall under the KeepChunks plugin.</text:p>
      <text:p text:style-name="P1"/>
      <text:p text:style-name="P1">And proceeds.</text:p>
      <text:p text:style-name="P1"/>
      <text:p text:style-name="P1">Signed by,</text:p>
      <text:p text:style-name="P4">Lunar_Lunatic_</text:p>
      <text:p text:style-name="P4">Comradedoggo_23</text:p>
      <text:p text:style-name="P4">Thanster</text:p>
      <text:p text:style-name="P1"/>
      <text:p text:style-name="P1"/>
      <text:p text:style-name="P1"/>
      <text:p text:style-name="Standard"><text:span text:style-name="T1">[</text:span><text:span text:style-name="T2">Motion 36-1: To implement a People's Assembly (High Speed) Rail Authority</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23T20:12:41.392585416</dc:date>
    <meta:editing-duration>PT2M50S</meta:editing-duration>
    <meta:editing-cycles>6</meta:editing-cycles>
    <meta:generator>LibreOffice/7.5.5.2$Linux_X86_64 LibreOffice_project/bf0ddd27f701ac1d9e0942bffe145c51e201aa5c</meta:generator>
    <meta:document-statistic meta:table-count="0" meta:image-count="0" meta:object-count="0" meta:page-count="1" meta:paragraph-count="10" meta:word-count="89" meta:character-count="558" meta:non-whitespace-character-count="479"/>
  </office:meta>
</office:document-meta>
</file>